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Zechar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ZECHARIAH 1-6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JUDAH'S REPENTANCE (1:1-6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UDAH'S REPENTANCE (1:1-6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n the past God's people have been chastened for their corruption (1:1-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Now God's people will be cleansed by their confession (1:3-6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ZECHARIAH 1-6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JUDAH'S REPENTANCE (1:1-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JEHOVAH'S REVELATIONS (1:7-6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JEHOVAH'S REVELATIONS (1:7-6:8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First vision-the man among the myrtle trees (1:7-17):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First vision-the man among the myrtle trees (1:7-17):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By the prophet (1:7-11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y the prophet (1:7-11)<text:s text:c="1"/></text:span><text:span text:style-name="a550" text:class-names=""/></text:p>
          </draw:text-box>
          <svg:title/>
          <svg:desc/>
        </draw:frame>
        <draw:frame draw:id="id103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question (1:7-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answer (1:9b-1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8" draw:style-name="a563" draw:master-page-name="Master1-Layout12-tx-Title-and-Text" presentation:presentation-page-layout-name="Master1-PPL12" draw:id="Slide-263">
        <draw:frame draw:id="id104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First vision-the man among the myrtle trees (1:7-17):<text:s text:c="1"/></text:span><text:span text:style-name="a565" text:class-names=""/></text:p>
          </draw:text-box>
          <svg:title/>
          <svg:desc/>
        </draw:frame>
        <draw:frame draw:id="id105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y the prophet (1:7-11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By the angel (1:12-1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2-tx-Title-and-Text" presentation:presentation-page-layout-name="Master1-PPL12" draw:id="Slide-264">
        <draw:frame draw:id="id106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By the angel (1:12-17)<text:s text:c="1"/></text:span><text:span text:style-name="a580" text:class-names=""/></text:p>
          </draw:text-box>
          <svg:title/>
          <svg:desc/>
        </draw:frame>
        <draw:frame draw:id="id107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question (1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nswer (1:13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0" draw:style-name="a593" draw:master-page-name="Master1-Layout12-tx-Title-and-Text" presentation:presentation-page-layout-name="Master1-PPL12" draw:id="Slide-265">
        <draw:frame draw:id="id108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First vision-the man among the myrtle trees (1:7-17):<text:s text:c="1"/></text:span><text:span text:style-name="a595" text:class-names=""/></text:p>
          </draw:text-box>
          <svg:title/>
          <svg:desc/>
        </draw:frame>
        <draw:frame draw:id="id109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y the prophet (1:7-11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y the angel (1:12-17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1" draw:style-name="a608" draw:master-page-name="Master1-Layout12-tx-Title-and-Text" presentation:presentation-page-layout-name="Master1-PPL12" draw:id="Slide-266">
        <draw:frame draw:id="id110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EHOVAH'S REVELATIONS (1:7-6:8):<text:s text:c="1"/></text:span><text:span text:style-name="a610" text:class-names=""/></text:p>
          </draw:text-box>
          <svg:title/>
          <svg:desc/>
        </draw:frame>
        <draw:frame draw:id="id111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vision-the man among the myrtle trees (1:7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vision-the four horns and the four blacksmiths (1:18-2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12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Second vision-the four horns and the four blacksmiths (1:18-21)<text:s text:c="1"/></text:span><text:span text:style-name="a625" text:class-names=""/></text:p>
          </draw:text-box>
          <svg:title/>
          <svg:desc/>
        </draw:frame>
        <draw:frame draw:id="id113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four horns (1:18-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our blacksmiths (1:20-2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14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JEHOVAH'S REVELATIONS (1:7-6:8):<text:s text:c="1"/></text:span><text:span text:style-name="a640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vision-the man among the myrtle trees (1:7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vision-the four horns and the four blacksmiths (1:18-2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vision-the man with the measuring line (2:1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ird vision-the man with the measuring line (2:1-13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plan to measure Jerusalem (2:1-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promise to magnify Jerusalem (2:4-1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promise to magnify Jerusalem (2:4-13)<text:s text:c="1"/></text:span><text:span text:style-name="a673" text:class-names=""/></text:p>
          </draw:text-box>
          <svg:title/>
          <svg:desc/>
        </draw:frame>
        <draw:frame draw:id="id119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Great crowds will live both within and outside its walls-in safety (2:4-7, 10-13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Judah's enemies will be totally defeated (2:8-9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6" draw:style-name="a686" draw:master-page-name="Master1-Layout12-tx-Title-and-Text" presentation:presentation-page-layout-name="Master1-PPL12" draw:id="Slide-271">
        <draw:frame draw:id="id120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ird vision-the man with the measuring line (2:1-13)<text:s text:c="1"/></text:span><text:span text:style-name="a688" text:class-names=""/></text:p>
          </draw:text-box>
          <svg:title/>
          <svg:desc/>
        </draw:frame>
        <draw:frame draw:id="id121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plan to measure Jerusalem (2:1-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omise to magnify Jerusalem (2:4-13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7" draw:style-name="a701" draw:master-page-name="Master1-Layout12-tx-Title-and-Text" presentation:presentation-page-layout-name="Master1-PPL12" draw:id="Slide-272">
        <draw:frame draw:id="id122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EHOVAH'S REVELATIONS (1:7-6:8):<text:s text:c="1"/></text:span><text:span text:style-name="a703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First vision-the man among the myrtle trees (1:7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Second vision-the four horns and the four blacksmiths (1:18-2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ird vision-the man with the measuring line (2:1-1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Fourth vision-the cleansing and clothing of Jeshua (Joshua), Judah's high priest (3:1 -10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Fourth vision-the cleansing and clothing of Jeshua (Joshua), Judah's high priest (3:1 -10)<text:s text:c="1"/></text:span><text:span text:style-name="a724" text:class-names=""/></text:p>
          </draw:text-box>
          <svg:title/>
          <svg:desc/>
        </draw:frame>
        <draw:frame draw:id="id125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The prejudice (3: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person (3:2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purifying (3:3-5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s (3:6-10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19" draw:style-name="a743" draw:master-page-name="Master1-Layout12-tx-Title-and-Text" presentation:presentation-page-layout-name="Master1-PPL12" draw:id="Slide-274">
        <draw:frame draw:id="id126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omises (3:6-10)<text:s text:c="1"/></text:span><text:span text:style-name="a745" text:class-names=""/></text:p>
          </draw:text-box>
          <svg:title/>
          <svg:desc/>
        </draw:frame>
        <draw:frame draw:id="id127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o be a steward in God's building (3:6-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o be a symbol for the Branch of God (3:8-1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0" draw:style-name="a758" draw:master-page-name="Master1-Layout12-tx-Title-and-Text" presentation:presentation-page-layout-name="Master1-PPL12" draw:id="Slide-275">
        <draw:frame draw:id="id128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Fourth vision-the cleansing and clothing of Jeshua (Joshua), Judah's high priest (3:1 -10)<text:s text:c="1"/></text:span><text:span text:style-name="a760" text:class-names=""/></text:p>
          </draw:text-box>
          <svg:title/>
          <svg:desc/>
        </draw:frame>
        <draw:frame draw:id="id129" presentation:style-name="a778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judice (3:1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erson (3:2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urifying (3:3-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s (3:6-10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0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JEHOVAH'S REVELATIONS (1:7-6:8):<text:s text:c="1"/></text:span><text:span text:style-name="a781" text:class-names=""/></text:p>
          </draw:text-box>
          <svg:title/>
          <svg:desc/>
        </draw:frame>
        <draw:frame draw:id="id131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First vision-the man among the myrtle trees (1:7-1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Second vision-the four horns and the four blacksmiths (1:18-21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ird vision-the man with the measuring line (2:1-13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Fourth vision-the cleansing and clothing of Jeshua (Joshua), Judah's high priest (3:1 -1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Fifth vision-the gold lampstand and the two olive trees (4:1-14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2" draw:style-name="a803" draw:master-page-name="Master1-Layout1-title-Title-Slide" presentation:presentation-page-layout-name="Master1-PPL1" draw:id="Slide-277">
        <draw:frame draw:id="id132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<text:s text:c="1"/>Fifth vision-the gold lampstand and the two olive trees (4:1-14)<text:s text:c="1"/></text:span><text:span text:style-name="a805" text:class-names=""/></text:p>
          </draw:text-box>
          <svg:title/>
          <svg:desc/>
        </draw:frame>
        <draw:frame draw:id="id133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gold lampstand (4:1-2, 10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3" draw:style-name="a813" draw:master-page-name="Master1-Layout12-tx-Title-and-Text" presentation:presentation-page-layout-name="Master1-PPL12" draw:id="Slide-278">
        <draw:frame draw:id="id13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gold lampstand (4:1-2, 10)<text:s text:c="1"/></text:span><text:span text:style-name="a815" text:class-names=""/></text:p>
          </draw:text-box>
          <svg:title/>
          <svg:desc/>
        </draw:frame>
        <draw:frame draw:id="id13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information (4:1-2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interpretation (4:10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4" draw:style-name="a828" draw:master-page-name="Master1-Layout12-tx-Title-and-Text" presentation:presentation-page-layout-name="Master1-PPL12" draw:id="Slide-279">
        <draw:frame draw:id="id13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Fifth vision-the gold lampstand and the two olive trees (4:1-14)<text:s text:c="1"/></text:span><text:span text:style-name="a830" text:class-names=""/></text:p>
          </draw:text-box>
          <svg:title/>
          <svg:desc/>
        </draw:frame>
        <draw:frame draw:id="id137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e gold lampstand (4:1-2, 10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two olive trees (4:3-9, 11-1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5" draw:style-name="a843" draw:master-page-name="Master1-Layout12-tx-Title-and-Text" presentation:presentation-page-layout-name="Master1-PPL12" draw:id="Slide-280">
        <draw:frame draw:id="id138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The two olive trees (4:3-9, 11-14)<text:s text:c="1"/></text:span><text:span text:style-name="a845" text:class-names=""/></text:p>
          </draw:text-box>
          <svg:title/>
          <svg:desc/>
        </draw:frame>
        <draw:frame draw:id="id139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information (4:3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interpretation (4:4-9, 11-14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6" draw:style-name="a858" draw:master-page-name="Master1-Layout12-tx-Title-and-Text" presentation:presentation-page-layout-name="Master1-PPL12" draw:id="Slide-281">
        <draw:frame draw:id="id140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Fifth vision-the gold lampstand and the two olive trees (4:1-14)<text:s text:c="1"/></text:span><text:span text:style-name="a860" text:class-names=""/></text:p>
          </draw:text-box>
          <svg:title/>
          <svg:desc/>
        </draw:frame>
        <draw:frame draw:id="id141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gold lampstand (4:1-2, 10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two olive trees (4:3-9, 11-1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7" draw:style-name="a873" draw:master-page-name="Master1-Layout12-tx-Title-and-Text" presentation:presentation-page-layout-name="Master1-PPL12" draw:id="Slide-282">
        <draw:frame draw:id="id142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JEHOVAH'S REVELATIONS (1:7-6:8):<text:s text:c="1"/></text:span><text:span text:style-name="a875" text:class-names=""/></text:p>
          </draw:text-box>
          <svg:title/>
          <svg:desc/>
        </draw:frame>
        <draw:frame draw:id="id143" presentation:style-name="a899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First vision-the man among the myrtle trees (1:7-1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econd vision-the four horns and the four blacksmiths (1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ird vision-the man with the measuring line (2:1-1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Fourth vision-the cleansing and clothing of Jeshua (Joshua), Judah's high priest (3:1 -10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ifth vision-the gold lampstand and the two olive trees (4:1-1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Sixth vision-the flying scroll (5:1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8" draw:style-name="a900" draw:master-page-name="Master1-Layout12-tx-Title-and-Text" presentation:presentation-page-layout-name="Master1-PPL12" draw:id="Slide-283">
        <draw:frame draw:id="id144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Sixth vision-the flying scroll (5:1-4)<text:s text:c="1"/></text:span><text:span text:style-name="a902" text:class-names=""/></text:p>
          </draw:text-box>
          <svg:title/>
          <svg:desc/>
        </draw:frame>
        <draw:frame draw:id="id145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ize (5:1-2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ymbol (5:3-4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9" draw:style-name="a915" draw:master-page-name="Master1-Layout13-twoColTx-Title-and-2-Column-Text" presentation:presentation-page-layout-name="Master1-PPL13" draw:id="Slide-284">
        <draw:frame draw:id="id146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JEHOVAH'S REVELATIONS (1:7-6:8):<text:s text:c="1"/></text:span><text:span text:style-name="a917" text:class-names=""/></text:p>
          </draw:text-box>
          <svg:title/>
          <svg:desc/>
        </draw:frame>
        <draw:frame draw:id="id147" presentation:style-name="a932" draw:name="Text Placeholder 2" svg:x="1.38021in" svg:y="2in" svg:width="4.61632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First vision-the man among the myrtle trees (1:7-17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Second vision-the four horns and the four blacksmiths (1:18-21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ird vision-the man with the measuring line (2:1-13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draw:frame draw:id="id148" presentation:style-name="a948" draw:name="Text Placeholder 3" svg:x="6.16319in" svg:y="2in" svg:width="4.61632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Fourth vision-the cleansing and clothing of Jeshua (Joshua), Judah's high priest (3:1 -1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Fifth vision-the gold lampstand and the two olive trees (4:1-1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Sixth vision-the flying scroll (5:1-4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Seventh vision-the woman in the basket (5:5-1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0" draw:style-name="a949" draw:master-page-name="Master1-Layout1-title-Title-Slide" presentation:presentation-page-layout-name="Master1-PPL1" draw:id="Slide-285">
        <draw:frame draw:id="id149" presentation:style-name="a953" draw:name="Title 1" svg:x="1.38in" svg:y="0.83in" svg:width="10.3in" svg:height="4.42in" presentation:class="title" presentation:placeholder="false">
          <draw:text-box>
            <text:p text:style-name="a952" text:class-names="" text:cond-style-name=""><text:span text:style-name="a950" text:class-names=""><text:s text:c="1"/>Seventh vision-the woman in the basket (5:5-11)<text:s text:c="1"/></text:span><text:span text:style-name="a951" text:class-names=""/></text:p>
          </draw:text-box>
          <svg:title/>
          <svg:desc/>
        </draw:frame>
        <draw:frame draw:id="id150" presentation:style-name="a958" draw:name="Subtitle 2" svg:x="1.38in" svg:y="5.25in" svg:width="10.3in" svg:height="1.85in" presentation:class="subtitle" presentation:placeholder="false">
          <draw:text-box>
            <text:p text:style-name="a955" text:class-names="" text:cond-style-name=""><text:span text:style-name="a954" text:class-names=""><text:s text:c="1"/>The transgressions (5:5-8)<text:s text:c="1"/></text:span></text:p>
            <text:p text:style-name="a957" text:class-names="" text:cond-style-name=""><text:span text:style-name="a956" text:class-names=""/></text:p>
          </draw:text-box>
          <svg:title/>
          <svg:desc/>
        </draw:frame>
      </draw:page>
      <draw:page draw:name="Slide31" draw:style-name="a959" draw:master-page-name="Master1-Layout12-tx-Title-and-Text" presentation:presentation-page-layout-name="Master1-PPL12" draw:id="Slide-286">
        <draw:frame draw:id="id151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transgressions (5:5-8)<text:s text:c="1"/></text:span><text:span text:style-name="a961" text:class-names=""/></text:p>
          </draw:text-box>
          <svg:title/>
          <svg:desc/>
        </draw:frame>
        <draw:frame draw:id="id152" presentation:style-name="a973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The scope (5:5-6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The symbol (5:7-8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32" draw:style-name="a974" draw:master-page-name="Master1-Layout12-tx-Title-and-Text" presentation:presentation-page-layout-name="Master1-PPL12" draw:id="Slide-287">
        <draw:frame draw:id="id153" presentation:style-name="a978" draw:name="Title 1" svg:x="1.38in" svg:y="0.4in" svg:width="10.6in" svg:height="1.44965in" presentation:class="title" presentation:placeholder="false">
          <draw:text-box>
            <text:p text:style-name="a977" text:class-names="" text:cond-style-name=""><text:span text:style-name="a975" text:class-names=""><text:s text:c="1"/>Seventh vision-the woman in the basket (5:5-11)<text:s text:c="1"/></text:span><text:span text:style-name="a976" text:class-names=""/></text:p>
          </draw:text-box>
          <svg:title/>
          <svg:desc/>
        </draw:frame>
        <draw:frame draw:id="id154" presentation:style-name="a991" draw:name="Text Placeholder 2" svg:x="1.38in" svg:y="2in" svg:width="9.4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<text:s text:c="1"/>The transgressions (5:5-8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transporters (5:9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 terminal point (5:10-11):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3" draw:style-name="a992" draw:master-page-name="Master1-Layout13-twoColTx-Title-and-2-Column-Text" presentation:presentation-page-layout-name="Master1-PPL13" draw:id="Slide-288">
        <draw:frame draw:id="id155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JEHOVAH'S REVELATIONS (1:7-6:8):<text:s text:c="1"/></text:span><text:span text:style-name="a994" text:class-names=""/></text:p>
          </draw:text-box>
          <svg:title/>
          <svg:desc/>
        </draw:frame>
        <draw:frame draw:id="id156" presentation:style-name="a1012" draw:name="Text Placeholder 2" svg:x="1.38021in" svg:y="2in" svg:width="4.61632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First vision-the man among the myrtle trees (1:7-17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Second vision-the four horns and the four blacksmiths (1:18-21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s text:c="1"/>Third vision-the man with the measuring line (2:1-13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Fourth vision-the cleansing and clothing of Jeshua (Joshua), Judah's high priest (3:1 -10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  <draw:frame draw:id="id157" presentation:style-name="a1028" draw:name="Text Placeholder 3" svg:x="6.16319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<text:s text:c="1"/>Fifth vision-the gold lampstand and the two olive trees (4:1-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Sixth vision-the flying scroll (5:1-4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Seventh vision-the woman in the basket (5:5-11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Eighth vision-the four chariots (6:1-8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8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<text:s text:c="1"/>Eighth vision-the four chariots (6:1-8)<text:s text:c="1"/></text:span><text:span text:style-name="a1031" text:class-names=""/></text:p>
          </draw:text-box>
          <svg:title/>
          <svg:desc/>
        </draw:frame>
        <draw:frame draw:id="id159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What he sees (6:1-3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What it symbolizes (6:4-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3-twoColTx-Title-and-2-Column-Text" presentation:presentation-page-layout-name="Master1-PPL13" draw:id="Slide-290">
        <draw:frame draw:id="id160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JEHOVAH'S REVELATIONS (1:7-6:8):<text:s text:c="1"/></text:span><text:span text:style-name="a1046" text:class-names=""/></text:p>
          </draw:text-box>
          <svg:title/>
          <svg:desc/>
        </draw:frame>
        <draw:frame draw:id="id161" presentation:style-name="a1064" draw:name="Text Placeholder 2" svg:x="1.38021in" svg:y="2in" svg:width="4.61632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First vision-the man among the myrtle trees (1:7-1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Second vision-the four horns and the four blacksmiths (1:18-21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ird vision-the man with the measuring line (2:1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Fourth vision-the cleansing and clothing of Jeshua (Joshua), Judah's high priest (3:1 -10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162" presentation:style-name="a1080" draw:name="Text Placeholder 3" svg:x="6.16319in" svg:y="2in" svg:width="4.61632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Fifth vision-the gold lampstand and the two olive trees (4:1-14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Sixth vision-the flying scroll (5:1-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Seventh vision-the woman in the basket (5:5-11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Eighth vision-the four chariots (6:1-8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6" draw:style-name="a1081" draw:master-page-name="Master1-Layout12-tx-Title-and-Text" presentation:presentation-page-layout-name="Master1-PPL12" draw:id="Slide-291">
        <draw:frame draw:id="id163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ZECHARIAH 1-6</text:span><text:span text:style-name="a1083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JUDAH'S REPENTANCE (1:1-6)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JEHOVAH'S REVELATIONS (1:7-6:8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JESHUA'S REWARD (6:9-15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7" draw:style-name="a1099" draw:master-page-name="Master1-Layout12-tx-Title-and-Text" presentation:presentation-page-layout-name="Master1-PPL12" draw:id="Slide-292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JESHUA'S REWARD (6:9-15)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Zechariah is to do (6:9-11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y Zechariah is to do it (6:12-15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38" draw:style-name="a1114" draw:master-page-name="Master1-Layout12-tx-Title-and-Text" presentation:presentation-page-layout-name="Master1-PPL12" draw:id="Slide-293">
        <draw:frame draw:id="id167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<text:s text:c="1"/>Why Zechariah is to do it (6:12-15)<text:s text:c="1"/></text:span><text:span text:style-name="a1116" text:class-names=""/></text:p>
          </draw:text-box>
          <svg:title/>
          <svg:desc/>
        </draw:frame>
        <draw:frame draw:id="id168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<text:s text:c="1"/>By this action the high priest represents the future reign of the Messiah over Israel (6:12-13).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<text:s text:c="1"/>By this action the four exiles represent the future return of the Jews to Israel (6:14-15).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39" draw:style-name="a1129" draw:master-page-name="Master1-Layout12-tx-Title-and-Text" presentation:presentation-page-layout-name="Master1-PPL12" draw:id="Slide-294">
        <draw:frame draw:id="id169" presentation:style-name="a1133" draw:name="Title 1" svg:x="1.38in" svg:y="0.4in" svg:width="10.6in" svg:height="1.44965in" presentation:class="title" presentation:placeholder="false">
          <draw:text-box>
            <text:p text:style-name="a1132" text:class-names="" text:cond-style-name=""><text:span text:style-name="a1130" text:class-names="">JESHUA'S REWARD (6:9-15)<text:s text:c="1"/></text:span><text:span text:style-name="a1131" text:class-names=""/></text:p>
          </draw:text-box>
          <svg:title/>
          <svg:desc/>
        </draw:frame>
        <draw:frame draw:id="id170" presentation:style-name="a1143" draw:name="Text Placeholder 2" svg:x="1.38in" svg:y="2in" svg:width="9.4in" svg:height="4.7586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<text:s text:c="1"/>What Zechariah is to do (6:9-11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Why Zechariah is to do it (6:12-15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0" draw:style-name="a1144" draw:master-page-name="Master1-Layout12-tx-Title-and-Text" presentation:presentation-page-layout-name="Master1-PPL12" draw:id="Slide-295">
        <draw:frame draw:id="id171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ZECHARIAH 1-6</text:span><text:span text:style-name="a1146" text:class-names=""/></text:p>
          </draw:text-box>
          <svg:title/>
          <svg:desc/>
        </draw:frame>
        <draw:frame draw:id="id172" presentation:style-name="a1161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JUDAH'S REPENTANCE (1:1-6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JEHOVAH'S REVELATIONS (1:7-6:8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JESHUA'S REWARD (6:9-1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1" draw:style-name="a1162" draw:master-page-name="Master1-Layout1-title-Title-Slide" presentation:presentation-page-layout-name="Master1-PPL1" draw:id="Slide-296">
        <draw:frame draw:id="id173" presentation:style-name="a1166" draw:name="Title 1" svg:x="1.38in" svg:y="0.83in" svg:width="10.3in" svg:height="4.42in" presentation:class="title" presentation:placeholder="false">
          <draw:text-box>
            <text:p text:style-name="a1165" text:class-names="" text:cond-style-name=""><text:span text:style-name="a1163" text:class-names="">ZECHARIAH 7-14</text:span><text:span text:style-name="a1164" text:class-names=""/></text:p>
          </draw:text-box>
          <svg:title/>
          <svg:desc/>
        </draw:frame>
        <draw:frame draw:id="id174" presentation:style-name="a1171" draw:name="Subtitle 2" svg:x="1.38in" svg:y="5.25in" svg:width="10.3in" svg:height="1.85in" presentation:class="subtitle" presentation:placeholder="false">
          <draw:text-box>
            <text:p text:style-name="a1168" text:class-names="" text:cond-style-name=""><text:span text:style-name="a1167" text:class-names="">THE CLARIFICATION (7:1-14; 8:9-19)<text:s text:c="1"/></text:span></text:p>
            <text:p text:style-name="a1170" text:class-names="" text:cond-style-name=""><text:span text:style-name="a1169" text:class-names=""/></text:p>
          </draw:text-box>
          <svg:title/>
          <svg:desc/>
        </draw:frame>
      </draw:page>
      <draw:page draw:name="Slide42" draw:style-name="a1172" draw:master-page-name="Master1-Layout12-tx-Title-and-Text" presentation:presentation-page-layout-name="Master1-PPL12" draw:id="Slide-297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LARIFICATION (7:1-14; 8:9-19)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Judah's request (7:1-3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Jehovah's reply (7:4-14; 8:9-19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3" draw:style-name="a1187" draw:master-page-name="Master1-Layout1-title-Title-Slide" presentation:presentation-page-layout-name="Master1-PPL1" draw:id="Slide-298">
        <draw:frame draw:id="id177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<text:s text:c="1"/>Jehovah's reply (7:4-14; 8:9-19)<text:s text:c="1"/></text:span><text:span text:style-name="a1189" text:class-names=""/></text:p>
          </draw:text-box>
          <svg:title/>
          <svg:desc/>
        </draw:frame>
        <draw:frame draw:id="id178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<text:s text:c="1"/>He chastens them for what they have done (7:4-7, 11-14).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4" draw:style-name="a1197" draw:master-page-name="Master1-Layout12-tx-Title-and-Text" presentation:presentation-page-layout-name="Master1-PPL12" draw:id="Slide-299">
        <draw:frame draw:id="id179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<text:s text:c="1"/>He chastens them for what they have done (7:4-7, 11-14).<text:s text:c="1"/></text:span><text:span text:style-name="a1199" text:class-names=""/></text:p>
          </draw:text-box>
          <svg:title/>
          <svg:desc/>
        </draw:frame>
        <draw:frame draw:id="id180" presentation:style-name="a1214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<text:s text:c="1"/>Their hearts are insincere when they do observe the fifth-month fast (7:4-7).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y are proud and rebellious (7:11-12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Their sin has led to their dispersion among the nations (7:13-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45" draw:style-name="a1215" draw:master-page-name="Master1-Layout12-tx-Title-and-Text" presentation:presentation-page-layout-name="Master1-PPL12" draw:id="Slide-300">
        <draw:frame draw:id="id181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<text:s text:c="1"/>Jehovah's reply (7:4-14; 8:9-19)<text:s text:c="1"/></text:span><text:span text:style-name="a1217" text:class-names=""/></text:p>
          </draw:text-box>
          <svg:title/>
          <svg:desc/>
        </draw:frame>
        <draw:frame draw:id="id182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He chastens them for what they have done (7:4-7, 11-14).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He challenges them to do what they must do now (7:8-10; 8:9-19).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6" draw:style-name="a1230" draw:master-page-name="Master1-Layout12-tx-Title-and-Text" presentation:presentation-page-layout-name="Master1-PPL12" draw:id="Slide-301">
        <draw:frame draw:id="id183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He challenges them to do what they must do now (7:8-10; 8:9-19).<text:s text:c="1"/></text:span><text:span text:style-name="a1232" text:class-names=""/></text:p>
          </draw:text-box>
          <svg:title/>
          <svg:desc/>
        </draw:frame>
        <draw:frame draw:id="id184" presentation:style-name="a1253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Be honest, merciful, and kind (7:8-9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Don't oppress the helpless (7:10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Complete the Temple building, and you will be blessed (8:9-15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Always tell the truth (8:16-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urn the fifth-month fast into a godly celebration (8:19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7" draw:style-name="a1254" draw:master-page-name="Master1-Layout12-tx-Title-and-Text" presentation:presentation-page-layout-name="Master1-PPL12" draw:id="Slide-302">
        <draw:frame draw:id="id185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<text:s text:c="1"/>Jehovah's reply (7:4-14; 8:9-19)<text:s text:c="1"/></text:span><text:span text:style-name="a1256" text:class-names=""/></text:p>
          </draw:text-box>
          <svg:title/>
          <svg:desc/>
        </draw:frame>
        <draw:frame draw:id="id186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He chastens them for what they have done (7:4-7, 11-14).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He challenges them to do what they must do now (7:8-10; 8:9-19).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8" draw:style-name="a1269" draw:master-page-name="Master1-Layout12-tx-Title-and-Text" presentation:presentation-page-layout-name="Master1-PPL12" draw:id="Slide-303">
        <draw:frame draw:id="id187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THE CLARIFICATION (7:1-14; 8:9-19)<text:s text:c="1"/></text:span><text:span text:style-name="a1271" text:class-names=""/></text:p>
          </draw:text-box>
          <svg:title/>
          <svg:desc/>
        </draw:frame>
        <draw:frame draw:id="id188" presentation:style-name="a1283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Judah's request (7:1-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Jehovah's reply (7:4-14; 8:9-19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</draw:page>
      <draw:page draw:name="Slide49" draw:style-name="a1284" draw:master-page-name="Master1-Layout12-tx-Title-and-Text" presentation:presentation-page-layout-name="Master1-PPL12" draw:id="Slide-304">
        <draw:frame draw:id="id189" presentation:style-name="a1288" draw:name="Title 1" svg:x="1.38in" svg:y="0.4in" svg:width="10.6in" svg:height="1.44965in" presentation:class="title" presentation:placeholder="false">
          <draw:text-box>
            <text:p text:style-name="a1287" text:class-names="" text:cond-style-name=""><text:span text:style-name="a1285" text:class-names="">ZECHARIAH 7-14</text:span><text:span text:style-name="a1286" text:class-names=""/></text:p>
          </draw:text-box>
          <svg:title/>
          <svg:desc/>
        </draw:frame>
        <draw:frame draw:id="id190" presentation:style-name="a1298" draw:name="Text Placeholder 2" svg:x="1.38in" svg:y="2in" svg:width="9.4in" svg:height="4.75868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THE CLARIFICATION (7:1-14; 8:9-19)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THE CONQUESTS (9:1-8, 11-13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0" draw:style-name="a1299" draw:master-page-name="Master1-Layout1-title-Title-Slide" presentation:presentation-page-layout-name="Master1-PPL1" draw:id="Slide-305">
        <draw:frame draw:id="id191" presentation:style-name="a1303" draw:name="Title 1" svg:x="1.38in" svg:y="0.83in" svg:width="10.3in" svg:height="4.42in" presentation:class="title" presentation:placeholder="false">
          <draw:text-box>
            <text:p text:style-name="a1302" text:class-names="" text:cond-style-name=""><text:span text:style-name="a1300" text:class-names="">THE CONQUESTS (9:1-8, 11-13):<text:s text:c="1"/></text:span><text:span text:style-name="a1301" text:class-names=""/></text:p>
          </draw:text-box>
          <svg:title/>
          <svg:desc/>
        </draw:frame>
        <draw:frame draw:id="id192" presentation:style-name="a1308" draw:name="Subtitle 2" svg:x="1.38in" svg:y="5.25in" svg:width="10.3in" svg:height="1.85in" presentation:class="subtitle" presentation:placeholder="false">
          <draw:text-box>
            <text:p text:style-name="a1305" text:class-names="" text:cond-style-name=""><text:span text:style-name="a1304" text:class-names=""><text:s text:c="1"/>The Gentile pagans (9:1-8):<text:s text:c="1"/></text:span></text:p>
            <text:p text:style-name="a1307" text:class-names="" text:cond-style-name=""><text:span text:style-name="a1306" text:class-names=""/></text:p>
          </draw:text-box>
          <svg:title/>
          <svg:desc/>
        </draw:frame>
      </draw:page>
      <draw:page draw:name="Slide51" draw:style-name="a1309" draw:master-page-name="Master1-Layout12-tx-Title-and-Text" presentation:presentation-page-layout-name="Master1-PPL12" draw:id="Slide-306">
        <draw:frame draw:id="id193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Gentile pagans (9:1-8):<text:s text:c="1"/></text:span><text:span text:style-name="a1311" text:class-names=""/></text:p>
          </draw:text-box>
          <svg:title/>
          <svg:desc/>
        </draw:frame>
        <draw:frame draw:id="id194" presentation:style-name="a1323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The destruction of Phoenicia, Syria, and Philistia (9:1-7)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deliverance of Judah (9:8):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52" draw:style-name="a1324" draw:master-page-name="Master1-Layout12-tx-Title-and-Text" presentation:presentation-page-layout-name="Master1-PPL12" draw:id="Slide-307">
        <draw:frame draw:id="id195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THE CONQUESTS (9:1-8, 11-13):<text:s text:c="1"/></text:span><text:span text:style-name="a1326" text:class-names=""/></text:p>
          </draw:text-box>
          <svg:title/>
          <svg:desc/>
        </draw:frame>
        <draw:frame draw:id="id196" presentation:style-name="a1338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The Gentile pagans (9:1-8):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The Jewish patriots (9:11-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3" draw:style-name="a1339" draw:master-page-name="Master1-Layout12-tx-Title-and-Text" presentation:presentation-page-layout-name="Master1-PPL12" draw:id="Slide-308">
        <draw:frame draw:id="id197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ZECHARIAH 7-14</text:span><text:span text:style-name="a1341" text:class-names=""/></text:p>
          </draw:text-box>
          <svg:title/>
          <svg:desc/>
        </draw:frame>
        <draw:frame draw:id="id198" presentation:style-name="a1356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THE CLARIFICATION (7:1-14; 8:9-19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THE CONQUESTS (9:1-8, 11-13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COMINGS (8:1-8, 20-23; 9:9-10, 14-17; 10:1-14:21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54" draw:style-name="a1357" draw:master-page-name="Master1-Layout1-title-Title-Slide" presentation:presentation-page-layout-name="Master1-PPL1" draw:id="Slide-309">
        <draw:frame draw:id="id199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COMINGS (8:1-8, 20-23; 9:9-10, 14-17; 10:1-14:21):<text:s text:c="1"/></text:span><text:span text:style-name="a1359" text:class-names=""/></text:p>
          </draw:text-box>
          <svg:title/>
          <svg:desc/>
        </draw:frame>
        <draw:frame draw:id="id200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The first coming (9:9; 11:4-14; 12:10; 13:7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55" draw:style-name="a1367" draw:master-page-name="Master1-Layout12-tx-Title-and-Text" presentation:presentation-page-layout-name="Master1-PPL12" draw:id="Slide-310">
        <draw:frame draw:id="id201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The first coming (9:9; 11:4-14; 12:10; 13:7)<text:s text:c="1"/></text:span><text:span text:style-name="a1369" text:class-names=""/></text:p>
          </draw:text-box>
          <svg:title/>
          <svg:desc/>
        </draw:frame>
        <draw:frame draw:id="id202" presentation:style-name="a1384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His role as a shepherd (11:4-7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His triumphal entry (9:9)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His twofold rejection (11:8-14; 12:10; 13:7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</draw:page>
      <draw:page draw:name="Slide56" draw:style-name="a1385" draw:master-page-name="Master1-Layout1-title-Title-Slide" presentation:presentation-page-layout-name="Master1-PPL1" draw:id="Slide-311">
        <draw:frame draw:id="id203" presentation:style-name="a1389" draw:name="Title 1" svg:x="1.38in" svg:y="0.83in" svg:width="10.3in" svg:height="4.42in" presentation:class="title" presentation:placeholder="false">
          <draw:text-box>
            <text:p text:style-name="a1388" text:class-names="" text:cond-style-name=""><text:span text:style-name="a1386" text:class-names=""><text:s text:c="1"/>His twofold rejection (11:8-14; 12:10; 13:7)<text:s text:c="1"/></text:span><text:span text:style-name="a1387" text:class-names=""/></text:p>
          </draw:text-box>
          <svg:title/>
          <svg:desc/>
        </draw:frame>
        <draw:frame draw:id="id204" presentation:style-name="a1394" draw:name="Subtitle 2" svg:x="1.38in" svg:y="5.25in" svg:width="10.3in" svg:height="1.85in" presentation:class="subtitle" presentation:placeholder="false">
          <draw:text-box>
            <text:p text:style-name="a1391" text:class-names="" text:cond-style-name=""><text:span text:style-name="a1390" text:class-names=""><text:s text:c="1"/>Israel rejects the Messiah (11:8, 12-13; 12:10; 13:7).<text:s text:c="1"/></text:span></text:p>
            <text:p text:style-name="a1393" text:class-names="" text:cond-style-name=""><text:span text:style-name="a1392" text:class-names=""/></text:p>
          </draw:text-box>
          <svg:title/>
          <svg:desc/>
        </draw:frame>
      </draw:page>
      <draw:page draw:name="Slide57" draw:style-name="a1395" draw:master-page-name="Master1-Layout12-tx-Title-and-Text" presentation:presentation-page-layout-name="Master1-PPL12" draw:id="Slide-312">
        <draw:frame draw:id="id205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<text:s text:c="1"/>Israel rejects the Messiah (11:8, 12-13; 12:10; 13:7).<text:s text:c="1"/></text:span><text:span text:style-name="a1397" text:class-names=""/></text:p>
          </draw:text-box>
          <svg:title/>
          <svg:desc/>
        </draw:frame>
        <draw:frame draw:id="id206" presentation:style-name="a1415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<text:s text:c="1"/>He is hated (11:8).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He is betrayed (11:12-13).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s text:c="1"/>He is abandoned (13:7).<text:s text:c="1"/>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<text:s text:c="1"/>He is crucified (12: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</draw:page>
      <draw:page draw:name="Slide58" draw:style-name="a1416" draw:master-page-name="Master1-Layout12-tx-Title-and-Text" presentation:presentation-page-layout-name="Master1-PPL12" draw:id="Slide-313">
        <draw:frame draw:id="id207" presentation:style-name="a1420" draw:name="Title 1" svg:x="1.38in" svg:y="0.4in" svg:width="10.6in" svg:height="1.44965in" presentation:class="title" presentation:placeholder="false">
          <draw:text-box>
            <text:p text:style-name="a1419" text:class-names="" text:cond-style-name=""><text:span text:style-name="a1417" text:class-names=""><text:s text:c="1"/>His twofold rejection (11:8-14; 12:10; 13:7)<text:s text:c="1"/></text:span><text:span text:style-name="a1418" text:class-names=""/></text:p>
          </draw:text-box>
          <svg:title/>
          <svg:desc/>
        </draw:frame>
        <draw:frame draw:id="id208" presentation:style-name="a1430" draw:name="Text Placeholder 2" svg:x="1.38in" svg:y="2in" svg:width="9.4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<text:s text:c="1"/>Israel rejects the Messiah (11:8, 12-13; 12:10; 13:7).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<text:s text:c="1"/>The Messiah rejects Israel (11:9-11, 14).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</draw:page>
      <draw:page draw:name="Slide59" draw:style-name="a1431" draw:master-page-name="Master1-Layout12-tx-Title-and-Text" presentation:presentation-page-layout-name="Master1-PPL12" draw:id="Slide-314">
        <draw:frame draw:id="id209" presentation:style-name="a1435" draw:name="Title 1" svg:x="1.38in" svg:y="0.4in" svg:width="10.6in" svg:height="1.44965in" presentation:class="title" presentation:placeholder="false">
          <draw:text-box>
            <text:p text:style-name="a1434" text:class-names="" text:cond-style-name=""><text:span text:style-name="a1432" text:class-names=""><text:s text:c="1"/>The first coming (9:9; 11:4-14; 12:10; 13:7)<text:s text:c="1"/></text:span><text:span text:style-name="a1433" text:class-names=""/></text:p>
          </draw:text-box>
          <svg:title/>
          <svg:desc/>
        </draw:frame>
        <draw:frame draw:id="id210" presentation:style-name="a1448" draw:name="Text Placeholder 2" svg:x="1.38in" svg:y="2in" svg:width="9.4in" svg:height="4.7586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<text:s text:c="1"/>His role as a shepherd (11:4-7)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<text:s text:c="1"/>His triumphal entry (9:9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His twofold rejection (11:8-14; 12:10; 13: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</draw:page>
      <draw:page draw:name="Slide60" draw:style-name="a1449" draw:master-page-name="Master1-Layout12-tx-Title-and-Text" presentation:presentation-page-layout-name="Master1-PPL12" draw:id="Slide-315">
        <draw:frame draw:id="id211" presentation:style-name="a1453" draw:name="Title 1" svg:x="1.38in" svg:y="0.4in" svg:width="10.6in" svg:height="1.44965in" presentation:class="title" presentation:placeholder="false">
          <draw:text-box>
            <text:p text:style-name="a1452" text:class-names="" text:cond-style-name=""><text:span text:style-name="a1450" text:class-names="">THE COMINGS (8:1-8, 20-23; 9:9-10, 14-17; 10:1-14:21):<text:s text:c="1"/></text:span><text:span text:style-name="a1451" text:class-names=""/></text:p>
          </draw:text-box>
          <svg:title/>
          <svg:desc/>
        </draw:frame>
        <draw:frame draw:id="id212" presentation:style-name="a1463" draw:name="Text Placeholder 2" svg:x="1.38in" svg:y="2in" svg:width="9.4in" svg:height="4.75868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<text:s text:c="1"/>The first coming (9:9; 11:4-14; 12:10; 13:7)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<text:s text:c="1"/>The second coming (8:1-8, 20-23; 9:10, 14-17; 10:1-11:3; 11:15-13:6, 8-9; 14:1-21)<text:s text:c="1"/>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61" draw:style-name="a1464" draw:master-page-name="Master1-Layout1-title-Title-Slide" presentation:presentation-page-layout-name="Master1-PPL1" draw:id="Slide-316">
        <draw:frame draw:id="id213" presentation:style-name="a1468" draw:name="Title 1" svg:x="1.38in" svg:y="0.83in" svg:width="10.3in" svg:height="4.42in" presentation:class="title" presentation:placeholder="false">
          <draw:text-box>
            <text:p text:style-name="a1467" text:class-names="" text:cond-style-name=""><text:span text:style-name="a1465" text:class-names=""><text:s text:c="1"/>The second coming (8:1-8, 20-23; 9:10, 14-17; 10:1-11:3; 11:15-13:6, 8-9; 14:1-21)<text:s text:c="1"/></text:span><text:span text:style-name="a1466" text:class-names=""/></text:p>
          </draw:text-box>
          <svg:title/>
          <svg:desc/>
        </draw:frame>
        <draw:frame draw:id="id214" presentation:style-name="a1473" draw:name="Subtitle 2" svg:x="1.38in" svg:y="5.25in" svg:width="10.3in" svg:height="1.85in" presentation:class="subtitle" presentation:placeholder="false">
          <draw:text-box>
            <text:p text:style-name="a1470" text:class-names="" text:cond-style-name=""><text:span text:style-name="a1469" text:class-names=""><text:s text:c="1"/>Pre-appearance events (11:15-17; 12:1-8; 13:8-9; 14:1-2, 12-15)<text:s text:c="1"/></text:span></text:p>
            <text:p text:style-name="a1472" text:class-names="" text:cond-style-name=""><text:span text:style-name="a1471" text:class-names=""/></text:p>
          </draw:text-box>
          <svg:title/>
          <svg:desc/>
        </draw:frame>
      </draw:page>
      <draw:page draw:name="Slide62" draw:style-name="a1474" draw:master-page-name="Master1-Layout12-tx-Title-and-Text" presentation:presentation-page-layout-name="Master1-PPL12" draw:id="Slide-317">
        <draw:frame draw:id="id215" presentation:style-name="a1478" draw:name="Title 1" svg:x="1.38in" svg:y="0.4in" svg:width="10.6in" svg:height="1.44965in" presentation:class="title" presentation:placeholder="false">
          <draw:text-box>
            <text:p text:style-name="a1477" text:class-names="" text:cond-style-name=""><text:span text:style-name="a1475" text:class-names=""><text:s text:c="1"/>Pre-appearance events (11:15-17; 12:1-8; 13:8-9; 14:1-2, 12-15)<text:s text:c="1"/></text:span><text:span text:style-name="a1476" text:class-names=""/></text:p>
          </draw:text-box>
          <svg:title/>
          <svg:desc/>
        </draw:frame>
        <draw:frame draw:id="id216" presentation:style-name="a1491" draw:name="Text Placeholder 2" svg:x="1.38in" svg:y="2in" svg:width="9.4in" svg:height="4.7586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<text:s text:c="1"/>The Antichrist's reign (11:15-17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The Jewish remnant's survival (13:8-9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The battle for Jerusalem (12:1-8; 14:1-2, 12-15)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</draw:text-box>
          <svg:title/>
          <svg:desc/>
        </draw:frame>
      </draw:page>
      <draw:page draw:name="Slide63" draw:style-name="a1492" draw:master-page-name="Master1-Layout12-tx-Title-and-Text" presentation:presentation-page-layout-name="Master1-PPL12" draw:id="Slide-318">
        <draw:frame draw:id="id217" presentation:style-name="a1496" draw:name="Title 1" svg:x="1.38in" svg:y="0.4in" svg:width="10.6in" svg:height="1.44965in" presentation:class="title" presentation:placeholder="false">
          <draw:text-box>
            <text:p text:style-name="a1495" text:class-names="" text:cond-style-name=""><text:span text:style-name="a1493" text:class-names=""><text:s text:c="1"/>The second coming (8:1-8, 20-23; 9:10, 14-17; 10:1-11:3; 11:15-13:6, 8-9; 14:1-21)<text:s text:c="1"/></text:span><text:span text:style-name="a1494" text:class-names=""/></text:p>
          </draw:text-box>
          <svg:title/>
          <svg:desc/>
        </draw:frame>
        <draw:frame draw:id="id218" presentation:style-name="a1506" draw:name="Text Placeholder 2" svg:x="1.38in" svg:y="2in" svg:width="9.4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Pre-appearance events (11:15-17; 12:1-8; 13:8-9; 14:1-2, 12-15)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Appearance events (8:1-8, 20-23; 9:14-15; 10:4-5; 11:1-3; 12:9-14; 14:3-5)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</draw:text-box>
          <svg:title/>
          <svg:desc/>
        </draw:frame>
      </draw:page>
      <draw:page draw:name="Slide64" draw:style-name="a1507" draw:master-page-name="Master1-Layout12-tx-Title-and-Text" presentation:presentation-page-layout-name="Master1-PPL12" draw:id="Slide-319">
        <draw:frame draw:id="id21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Appearance events (8:1-8, 20-23; 9:14-15; 10:4-5; 11:1-3; 12:9-14; 14:3-5)<text:s text:c="1"/></text:span><text:span text:style-name="a1509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Christ's return (14:4-5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Battle of Armageddon (9:14-15; 10:4-5; 11:1-3; 12:9; 14: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<text:s text:c="1"/>Israel's recognition of Christ (12:10-14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Jerusalem's salvation (8:1-8, 20-23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65" draw:style-name="a1528" draw:master-page-name="Master1-Layout12-tx-Title-and-Text" presentation:presentation-page-layout-name="Master1-PPL12" draw:id="Slide-320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The second coming (8:1-8, 20-23; 9:10, 14-17; 10:1-11:3; 11:15-13:6, 8-9; 14:1-21)<text:s text:c="1"/></text:span><text:span text:style-name="a1530" text:class-names=""/></text:p>
          </draw:text-box>
          <svg:title/>
          <svg:desc/>
        </draw:frame>
        <draw:frame draw:id="id222" presentation:style-name="a1545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Pre-appearance events (11:15-17; 12:1-8; 13:8-9; 14:1-2, 12-15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Appearance events (8:1-8, 20-23; 9:14-15; 10:4-5; 11:1-3; 12:9-14; 14:3-5)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<text:s text:c="1"/>Post-appearance events (9:10, 16-17; 10:1-3, 6-12; 13:1-6; 14:6-11, 16-21)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66" draw:style-name="a1546" draw:master-page-name="Master1-Layout13-twoColTx-Title-and-2-Column-Text" presentation:presentation-page-layout-name="Master1-PPL13" draw:id="Slide-321">
        <draw:frame draw:id="id223" presentation:style-name="a1550" draw:name="Title 1" svg:x="1.38in" svg:y="0.4in" svg:width="10.6in" svg:height="1.44965in" presentation:class="title" presentation:placeholder="false">
          <draw:text-box>
            <text:p text:style-name="a1549" text:class-names="" text:cond-style-name=""><text:span text:style-name="a1547" text:class-names=""><text:s text:c="1"/>Post-appearance events (9:10, 16-17; 10:1-3, 6-12; 13:1-6; 14:6-11, 16-21)<text:s text:c="1"/></text:span><text:span text:style-name="a1548" text:class-names=""/></text:p>
          </draw:text-box>
          <svg:title/>
          <svg:desc/>
        </draw:frame>
        <draw:frame draw:id="id224" presentation:style-name="a1569" draw:name="Text Placeholder 2" svg:x="1.38021in" svg:y="2in" svg:width="4.61632in" svg:height="4.75868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<text:s text:c="1"/>Unfaithful Israel's judgment (10:2-3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<text:s text:c="1"/>Faithful Israel's regathering (10:8-12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<text:s text:c="1"/>Israel's cleansing (13:1-6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<text:s text:c="1"/>Jerusalem's elevation (14:10-11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<text:s text:c="1"/>The lifting of nature's curse (10:1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  <draw:frame draw:id="id225" presentation:style-name="a1588" draw:name="Text Placeholder 3" svg:x="6.16319in" svg:y="2in" svg:width="4.61632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Wondrous changes in the heavens (14:6-7)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Living waters proceeding from Jerusalem to purify the land (14:8)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Christ's universal reign (9:10)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Universal joy (9:16-17; 10:6-7)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Universal worship (14:9, 16-19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7" draw:style-name="a1589" draw:master-page-name="Master1-Layout12-tx-Title-and-Text" presentation:presentation-page-layout-name="Master1-PPL12" draw:id="Slide-322">
        <draw:frame draw:id="id226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<text:s text:c="1"/>The second coming (8:1-8, 20-23; 9:10, 14-17; 10:1-11:3; 11:15-13:6, 8-9; 14:1-21)<text:s text:c="1"/></text:span><text:span text:style-name="a1591" text:class-names=""/></text:p>
          </draw:text-box>
          <svg:title/>
          <svg:desc/>
        </draw:frame>
        <draw:frame draw:id="id227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<text:s text:c="1"/>Pre-appearance events (11:15-17; 12:1-8; 13:8-9; 14:1-2, 12-15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<text:s text:c="1"/>Appearance events (8:1-8, 20-23; 9:14-15; 10:4-5; 11:1-3; 12:9-14; 14:3-5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<text:s text:c="1"/>Post-appearance events (9:10, 16-17; 10:1-3, 6-12; 13:1-6; 14:6-11, 16-21)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68" draw:style-name="a1607" draw:master-page-name="Master1-Layout12-tx-Title-and-Text" presentation:presentation-page-layout-name="Master1-PPL12" draw:id="Slide-323">
        <draw:frame draw:id="id228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COMINGS (8:1-8, 20-23; 9:9-10, 14-17; 10:1-14:21):<text:s text:c="1"/></text:span><text:span text:style-name="a1609" text:class-names=""/></text:p>
          </draw:text-box>
          <svg:title/>
          <svg:desc/>
        </draw:frame>
        <draw:frame draw:id="id229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The first coming (9:9; 11:4-14; 12:10; 13:7)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The second coming (8:1-8, 20-23; 9:10, 14-17; 10:1-11:3; 11:15-13:6, 8-9; 14:1-21)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69" draw:style-name="a1622" draw:master-page-name="Master1-Layout12-tx-Title-and-Text" presentation:presentation-page-layout-name="Master1-PPL12" draw:id="Slide-324">
        <draw:frame draw:id="id230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ZECHARIAH 7-14</text:span><text:span text:style-name="a1624" text:class-names=""/></text:p>
          </draw:text-box>
          <svg:title/>
          <svg:desc/>
        </draw:frame>
        <draw:frame draw:id="id231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CLARIFICATION (7:1-14; 8:9-19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CONQUESTS (9:1-8, 11-13):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COMINGS (8:1-8, 20-23; 9:9-10, 14-17; 10:1-14:21):<text:s text:c="1"/>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0" draw:style-name="a1640" draw:master-page-name="Master1-Layout1-title-Title-Slide" presentation:presentation-page-layout-name="Master1-PPL1" draw:id="Slide-325">
        <draw:frame draw:id="id232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Zechariah</text:span><text:span text:style-name="a1642" text:class-names=""/></text:p>
          </draw:text-box>
          <svg:title/>
          <svg:desc/>
        </draw:frame>
        <draw:frame draw:id="id233" presentation:style-name="a164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chariah</dc:title>
    <meta:initial-creator>David STRICKLAND</meta:initial-creator>
    <dc:creator>David STRICKLAND</dc:creator>
    <meta:creation-date>2020-02-22T17:41:23Z</meta:creation-date>
    <dc:date>2020-02-22T17:41:25Z</dc:date>
    <meta:template xlink:href="BibleStudy" xlink:type="simple"/>
    <meta:editing-cycles>1</meta:editing-cycles>
    <meta:editing-duration>PT1S</meta:editing-duration>
    <meta:document-statistic meta:paragraph-count="252" meta:word-count="2470"/>
  </office:meta>
</office:document-meta>
</file>